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ylan Meurer</meta:initial-creator>
    <meta:creation-date>2016-08-26T16:57:11.693701292</meta:creation-date>
    <dc:date>2016-08-26T16:57:44.408506479</dc:date>
    <dc:creator>Taylan Meurer</dc:creator>
    <meta:editing-duration>PT32S</meta:editing-duration>
    <meta:editing-cycles>1</meta:editing-cycles>
    <meta:document-statistic meta:table-count="1" meta:cell-count="8" meta:object-count="0"/>
    <meta:generator>LibreOffice/4.3.3.2$Linux_X86_64 LibreOffice_project/430m0$Build-2</meta:generator>
  </office:meta>
</office:document-meta>
</file>